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9665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2665in"/>
    </style:style>
    <style:style style:name="co20" style:family="table-column">
      <style:table-column-properties fo:break-before="auto" style:column-width="1.4102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5563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3in"/>
    </style:style>
    <style:style style:name="co26" style:family="table-column">
      <style:table-column-properties fo:break-before="auto" style:column-width="7.1402in"/>
    </style:style>
    <style:style style:name="co27" style:family="table-column">
      <style:table-column-properties fo:break-before="auto" style:column-width="1.8535in"/>
    </style:style>
    <style:style style:name="co28" style:family="table-column">
      <style:table-column-properties fo:break-before="auto" style:column-width="1.1028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248in"/>
    </style:style>
    <style:style style:name="co31" style:family="table-column">
      <style:table-column-properties fo:break-before="auto" style:column-width="1.7602in"/>
    </style:style>
    <style:style style:name="co32" style:family="table-column">
      <style:table-column-properties fo:break-before="auto" style:column-width="0.348in"/>
    </style:style>
    <style:style style:name="co33" style:family="table-column">
      <style:table-column-properties fo:break-before="auto" style:column-width="0.3453in"/>
    </style:style>
    <style:style style:name="co34" style:family="table-column">
      <style:table-column-properties fo:break-before="auto" style:column-width="0.3752in"/>
    </style:style>
    <style:style style:name="co35" style:family="table-column">
      <style:table-column-properties fo:break-before="auto" style:column-width="0.328in"/>
    </style:style>
    <style:style style:name="co36" style:family="table-column">
      <style:table-column-properties fo:break-before="auto" style:column-width="0.2929in"/>
    </style:style>
    <style:style style:name="co37" style:family="table-column">
      <style:table-column-properties fo:break-before="auto" style:column-width="1.6362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3819in"/>
    </style:style>
    <style:style style:name="co40" style:family="table-column">
      <style:table-column-properties fo:break-before="auto" style:column-width="0.3043in"/>
    </style:style>
    <style:style style:name="co41" style:family="table-column">
      <style:table-column-properties fo:break-before="auto" style:column-width="2.1661in"/>
    </style:style>
    <style:style style:name="co42" style:family="table-column">
      <style:table-column-properties fo:break-before="auto" style:column-width="0.3346in"/>
    </style:style>
    <style:style style:name="co43" style:family="table-column">
      <style:table-column-properties fo:break-before="auto" style:column-width="0.3571in"/>
    </style:style>
    <style:style style:name="co44" style:family="table-column">
      <style:table-column-properties fo:break-before="auto" style:column-width="1.7945in"/>
    </style:style>
    <style:style style:name="co45" style:family="table-column">
      <style:table-column-properties fo:break-before="auto" style:column-width="1.1283in"/>
    </style:style>
    <style:style style:name="co46" style:family="table-column">
      <style:table-column-properties fo:break-before="auto" style:column-width="1.3075in"/>
    </style:style>
    <style:style style:name="co47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283in" fo:break-before="auto" style:use-optimal-row-height="false"/>
    </style:style>
    <style:style style:name="ro16" style:family="table-row">
      <style:table-row-properties style:row-height="0.2508in" fo:break-before="auto" style:use-optimal-row-height="false"/>
    </style:style>
    <style:style style:name="ro17" style:family="table-row">
      <style:table-row-properties style:row-height="0.3472in" fo:break-before="auto" style:use-optimal-row-height="false"/>
    </style:style>
    <style:style style:name="ro18" style:family="table-row">
      <style:table-row-properties style:row-height="0.2638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3" style:family="table-cell" style:parent-style-name="Neutral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78" style:family="table-cell" style:parent-style-name="Neutral">
      <style:table-cell-properties fo:background-color="transparent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0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2.01pt solid #000000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Bookman Old Style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7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7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7"/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7" office:value-type="string" calcext:value-type="string">
            <text:p>Name Library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100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60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100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60" table:number-columns-repeated="2"/>
          <table:covered-table-cell table:style-name="ce265"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9835in" svg:y="1.6583in" draw:caption-point-x="-0.0291in" draw:caption-point-y="-0.0386in">
              <dc:date>2020-04-19T00:00:00</dc:date>
              <text:p text:style-name="P1"><text:span text:style-name="T1">Low level library. </text:span><text:span text:style-name="T1">Contains </text:span><text:span text:style-name="T1">functions for </text:span><text:span text:style-name="T1">dynamical </text:span><text:span text:style-name="T1">memory </text:span><text:span text:style-name="T1">management, </text:span><text:span text:style-name="T1">generation </text:span><text:span text:style-name="T1">random numbers, </text:span><text:span text:style-name="T1">whole arithmetic, </text:span><text:span text:style-name="T1">search, sort, data </text:span><text:span text:style-name="T1">type </text:span><text:span text:style-name="T1">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hrono.cpp" xlink:type="simple">#1</text:a></text:p>
          </table:table-cell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any.cpp" xlink:type="simple">#1</text:a></text:p>
          </table:table-cell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0"/>
          <table:table-cell table:style-name="ce97" table:number-columns-repeated="2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optional.cpp" xlink:type="simple">#1</text:a></text:p>
          </table:table-cell>
          <table:covered-table-cell/>
          <table:table-cell table:style-name="ce254"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1"/>
          <table:table-cell table:style-name="ce90"/>
          <table:table-cell table:style-name="ce97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90" table:number-columns-repeated="2"/>
          <table:table-cell table:style-name="ce97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" office:value-type="string" calcext:value-type="string">
            <text:p>0/20</text:p>
          </table:table-cell>
          <table:table-cell table:style-name="ce97" table:number-columns-repeated="2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97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8"/>
          <table:table-cell/>
          <table:table-cell table:style-name="ce97" table:number-columns-repeated="3"/>
          <table:table-cell/>
          <table:table-cell table:style-name="ce8"/>
          <table:table-cell table:style-name="ce26" office:value-type="string" calcext:value-type="string">
            <text:p>0/21</text:p>
          </table:table-cell>
          <table:table-cell table:style-name="ce97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25" calcext:value-type="float">
            <text:p>2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/>
          <table:covered-table-cell table:number-columns-repeated="2"/>
          <table:table-cell table:number-columns-repeated="2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7" table:number-columns-repeated="3"/>
          <table:table-cell/>
          <table:table-cell table:style-name="ce284"/>
          <table:table-cell table:style-name="ce97" office:value-type="string" calcext:value-type="string">
            <text:p>no information for now</text:p>
          </table:table-cell>
          <table:table-cell table:style-name="ce97" table:number-columns-repeated="2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7" table:number-columns-repeated="3"/>
          <table:table-cell/>
          <table:table-cell table:style-name="ce285"/>
          <table:table-cell table:style-name="ce97" office:value-type="string" calcext:value-type="string">
            <text:p>unexplored</text:p>
          </table:table-cell>
          <table:table-cell table:style-name="ce97" table:number-columns-repeated="2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0"/>
          <table:table-cell table:style-name="ce97" table:number-columns-repeated="2"/>
          <table:table-cell/>
          <table:table-cell table:style-name="ce286"/>
          <table:table-cell table:style-name="ce97" office:value-type="string" calcext:value-type="string">
            <text:p>fully studied</text:p>
          </table:table-cell>
          <table:table-cell table:style-name="ce97" table:number-columns-repeated="2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3" office:value-type="string" calcext:value-type="string">
            <text:p>9/31</text:p>
          </table:table-cell>
          <table:table-cell table:style-name="ce261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1"/>
          <table:table-cell table:style-name="ce97" office:value-type="string" calcext:value-type="string">
            <text:p>not fully studied, but greater 50%</text:p>
          </table:table-cell>
          <table:table-cell table:style-name="ce97" table:number-columns-repeated="2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/>
          <table:table-cell table:style-name="ce261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/>
          <table:table-cell table:style-name="ce261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37*100/172)" office:value-type="float" office:value="21.5116279069767" calcext:value-type="float" table:number-columns-spanned="17" table:number-rows-spanned="2">
            <text:p>21.51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8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number-columns-repeated="3" table:style-name="ce97"/>
          <table:covered-table-cell/>
          <table:covered-table-cell table:style-name="ce8"/>
          <table:covered-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/>
          <table:table-cell table:style-name="ce261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97" table:number-columns-repeated="3"/>
          <table:table-cell/>
          <table:table-cell table:style-name="ce8"/>
          <table:table-cell table:style-name="ce261"/>
          <table:table-cell table:style-name="ce97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office:value-type="string" calcext:value-type="string">
            <text:p>17/70(14)</text:p>
          </table:table-cell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8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5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23:'C,C++Tasks'.K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0" table:default-cell-style-name="ce294"/>
        <table:table-column table:style-name="co31" table:default-cell-style-name="ce297"/>
        <table:table-column table:style-name="co32" table:default-cell-style-name="ce247"/>
        <table:table-column table:style-name="co33" table:number-columns-repeated="3" table:default-cell-style-name="ce247"/>
        <table:table-column table:style-name="co34" table:default-cell-style-name="ce247"/>
        <table:table-column table:style-name="co35" table:default-cell-style-name="ce247"/>
        <table:table-column table:style-name="co1" table:default-cell-style-name="ce305"/>
        <table:table-column table:style-name="co36" table:default-cell-style-name="ce293"/>
        <table:table-column table:style-name="co37" table:default-cell-style-name="ce228"/>
        <table:table-column table:style-name="co38" table:default-cell-style-name="ce309"/>
        <table:table-column table:style-name="co32" table:number-columns-repeated="2" table:default-cell-style-name="ce309"/>
        <table:table-column table:style-name="co32" table:default-cell-style-name="ce311"/>
        <table:table-column table:style-name="co39" table:default-cell-style-name="ce309"/>
        <table:table-column table:style-name="co32" table:default-cell-style-name="ce309"/>
        <table:table-column table:style-name="co36" table:default-cell-style-name="Default"/>
        <table:table-column table:style-name="co40" table:default-cell-style-name="ce291"/>
        <table:table-column table:style-name="co41" table:default-cell-style-name="ce313"/>
        <table:table-column table:style-name="co42" table:default-cell-style-name="ce309"/>
        <table:table-column table:style-name="co43" table:number-columns-repeated="2" table:default-cell-style-name="ce309"/>
        <table:table-column table:style-name="co43" table:default-cell-style-name="ce311"/>
        <table:table-column table:style-name="co34" table:default-cell-style-name="ce309"/>
        <table:table-column table:style-name="co32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09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9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9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9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29" table:number-columns-repeated="20" table:default-cell-style-name="Default"/>
        <table:table-row table:style-name="ro1">
          <table:table-cell table:style-name="ce29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30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3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39" office:value-type="string" calcext:value-type="string">
            <text:p>Name Data Structures</text:p>
          </table:table-cell>
          <table:table-cell table:style-name="ce141" office:value-type="string" calcext:value-type="string">
            <text:p>Theory</text:p>
          </table:table-cell>
          <table:table-cell table:style-name="ce141" office:value-type="string" calcext:value-type="string">
            <text:p>Solution</text:p>
          </table:table-cell>
          <table:table-cell table:number-columns-repeated="19"/>
        </table:table-row>
        <table:table-row table:style-name="ro15">
          <table:table-cell table:style-name="ce140" office:value-type="string" calcext:value-type="string">
            <text:p>Linked List</text:p>
          </table:table-cell>
          <table:table-cell table:style-name="ce142"/>
          <table:table-cell table:style-name="ce140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6">
          <table:table-cell table:style-name="ce139" office:value-type="string" calcext:value-type="string">
            <text:p>Stack</text:p>
          </table:table-cell>
          <table:table-cell table:style-name="ce142"/>
          <table:table-cell table:style-name="ce263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29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29" table:default-cell-style-name="ce127"/>
        <table:table-column table:style-name="co29" table:number-columns-repeated="2" table:default-cell-style-name="Default"/>
        <table:table-row table:style-name="ro17">
          <table:table-cell table:style-name="ce12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8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46" table:default-cell-style-name="ce147"/>
        <table:table-column table:style-name="co32" table:default-cell-style-name="ce134"/>
        <table:table-column table:style-name="co47" table:default-cell-style-name="ce147"/>
        <table:table-row table:style-name="ro19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46" office:value-type="string" calcext:value-type="string">
            <text:p>Name library</text:p>
          </table:table-cell>
          <table:table-cell table:style-name="ce146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2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51:50.420317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3.2$Linux_X86_64 LibreOffice_project/85aa6f776c6af63185291a519637a4f7af4e8a3b</meta:generator>
    <dc:date>2020-05-27T16:21:27.337952874</dc:date>
    <meta:editing-duration>P2DT4H1M17S</meta:editing-duration>
    <meta:editing-cycles>199</meta:editing-cycles>
    <meta:document-statistic meta:table-count="6" meta:cell-count="680" meta:object-count="0"/>
  </office:meta>
</office:document-meta>
</file>